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27622"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bf0041"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4"/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train</text:p>
          </table:table-cell>
          <table:table-cell table:number-columns-repeated="1638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style-name="ce3"/>
          <table:table-cell office:value-type="string" calcext:value-type="string">
            <text:p>test</text:p>
          </table:table-cell>
          <table:table-cell table:number-columns-repeated="1638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2"/>
          <table:table-cell office:value-type="string" calcext:value-type="string">
            <text:p>valid</text:p>
          </table:table-cell>
          <table:table-cell table:number-columns-repeated="1638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638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1638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638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638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638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1638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638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638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1638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638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1638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638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1638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638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638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1638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1638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638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638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163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638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163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638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1638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1638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number-columns-repeated="1638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1638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1638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1638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638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638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1638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1638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638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638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638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number-columns-repeated="1638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638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638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638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638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638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638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638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number-columns-repeated="1638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638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638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number-columns-repeated="1638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number-columns-repeated="1638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638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638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638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638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638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638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6383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1638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number-columns-repeated="16383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number-columns-repeated="16383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number-columns-repeated="16383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number-columns-repeated="1638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number-columns-repeated="16383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number-columns-repeated="16383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number-columns-repeated="16383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number-columns-repeated="16383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1638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number-columns-repeated="16383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number-columns-repeated="16383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number-columns-repeated="1638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number-columns-repeated="16383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16383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number-columns-repeated="1638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number-columns-repeated="16383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number-columns-repeated="16383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number-columns-repeated="16383"/>
        </table:table-row>
        <table:table-row table:style-name="ro1" table:number-rows-repeated="104849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16:28:08.724005335</meta:creation-date>
    <dc:date>2025-06-01T19:12:24.082589272</dc:date>
    <meta:editing-duration>PT2H44M15S</meta:editing-duration>
    <meta:editing-cycles>2</meta:editing-cycles>
    <meta:generator>LibreOffice/7.4.7.2$Linux_X86_64 LibreOffice_project/40$Build-2</meta:generator>
    <meta:document-statistic meta:table-count="1" meta:cell-count="86" meta:object-count="0"/>
  </office:meta>
</office:document-meta>
</file>